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75cm" fo:min-width="6.1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xml:id="id1" draw:id="id1" draw:layer="layout" svg:width="6.6cm" svg:height="3cm" svg:x="1cm" svg:y="4.2cm">
          <text:p text:style-name="P1">Aluno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6cm" svg:height="3cm" svg:x="19.6cm" svg:y="4.2cm">
          <text:p text:style-name="P1">Class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6cm" svg:y1="5.7cm" svg:x2="19.6cm" svg:y2="5.7cm" draw:start-shape="id1" draw:end-shape="id2" svg:d="M7600 5700h12000" svg:viewBox="0 0 12001 1">
          <text:p/>
        </draw:connector>
        <draw:frame draw:style-name="gr3" draw:text-style-name="P2" draw:layer="layout" svg:width="1.738cm" svg:height="0.962cm" svg:x="17.6cm" svg:y="4.6cm">
          <draw:text-box>
            <text:p>1 / 1</text:p>
          </draw:text-box>
        </draw:frame>
        <draw:frame draw:style-name="gr3" draw:text-style-name="P2" draw:layer="layout" svg:width="1.738cm" svg:height="0.962cm" svg:x="7.8cm" svg:y="4.438cm">
          <draw:text-box>
            <text:p>1 / n</text:p>
          </draw:text-box>
        </draw:frame>
        <draw:frame draw:style-name="gr3" draw:text-style-name="P2" draw:layer="layout" svg:width="4.401cm" svg:height="0.962cm" svg:x="12cm" svg:y="1.6cm">
          <draw:text-box>
            <text:p>Cardinalidade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9T13:05:29.871538442</meta:creation-date>
    <dc:date>2020-02-09T13:08:04.834719208</dc:date>
    <meta:editing-duration>PT2M37S</meta:editing-duration>
    <meta:editing-cycles>1</meta:editing-cycles>
    <meta:document-statistic meta:object-count="29"/>
    <meta:generator>LibreOffice/6.0.7.3$Linux_X86_64 LibreOffice_project/00m0$Build-3</meta:generator>
  </office:meta>
</office:document-meta>
</file>